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<text:bookmark-start text:name="השכלה"/>השכלה<text:bookmark-end text:name="השכלה"/></text:h>
      <text:p text:style-name="First_20_paragraph">2009-2013: <text:span text:style-name="T1">תואר ראשון בהנדסת תוכנה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<text:bookmark-start text:name="ניסיון-תעסוקתי"/>ניסיון תעסוקתי<text:bookmark-end text:name="ניסיון-תעסוקתי"/></text:h>
      <text:p text:style-name="First_20_paragraph">יוני 2015 - היום: <text:span text:style-name="T1">שירות צבאי בחיל האוויר, יחידת אופק</text:span></text:p>
      <text:list text:style-name="L1">
        <text:list-item>
          <text:p text:style-name="P1">מתכנת Java וכונן עבור התשתית של מערכות גדולות ומבצעית</text:p>
        </text:list-item>
        <text:list-item>
          <text:p text:style-name="P1">פיתחתי שירותים חדשים ומודרניים, כולל ארכיטקטורה ולוגיקה עסקית</text:p>
        </text:list-item>
        <text:list-item>
          <text:p text:style-name="P1">הובלתי שינוי של תצורות לcontainer-ים ומודרניזציה של תהליכי build ו-CI</text:p>
        </text:list-item>
        <text:list-item>
          <text:p text:style-name="P1">הייתי מעורב במיגרציה מסיבית בין תשתיות שרתי אפליקציה</text:p>
        </text:list-item>
        <text:list-item>
          <text:p text:style-name="P1">חקרתי ופתרתי עשרות תקלות קשורות ללוגיקה, ביצועים, אמינות ושרידות</text:p>
        </text:list-item>
        <text:list-item>
          <text:p text:style-name="P1">השלמתי 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2">
        <text:list-item>
          <text:p text:style-name="P2">ענף המהנדס הראשי וה-CTO: חוקר ומתכנת מדגימים טכנולוגים עם מערכות משובצות</text:p>
        </text:list-item>
        <text:list-item>
          <text:p text:style-name="P2">יחידת מצפ"ן: מפתח דוחות סטטיסטים ב-SAP ERP בסביבת BI, ב-full stack ו-d3.js</text:p>
        </text:list-item>
      </text:list>
      <text:p text:style-name="First_20_paragraph">2012 - 2013: <text:span text:style-name="T1">מרכז האקדמי לב - מכון לב: מרצה תגבורים</text:span></text:p>
      <text:list text:style-name="L3">
        <text:list-item>
          <text:p text:style-name="P3">אלגברה ליניארית, C++, WAN ומערכות ניהול קבצים</text:p>
        </text:list-item>
      </text:list>
      <text:h text:style-name="Heading_20_2" text:outline-level="2"><text:bookmark-start text:name="הצטיינויות-פרסומים-והכשרות"/>הצטיינויות, פרסומים והכשרות<text:bookmark-end text:name="הצטיינויות-פרסומים-והכשרות"/>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4">[פטנט] Mirsky Yisroel, Fedidat Benjamin, Hadded Yoram. “A harmonic based encryption and decryption system for waveform signals.” Patent WO2015097312A1, 26 Dec. 2013</text:p>
        </text:list-item>
        <text:list-item>
          <text:p text:style-name="P4">הכשרת CCNA (Cisco Certified Network Associate), ציון 893/1000</text:p>
        </text:list-item>
      </text:list>
      <text:h text:style-name="Heading_20_2" text:outline-level="2"><text:bookmark-start text:name="ידע-טכנולוגי"/>ידע טכנולוגי<text:bookmark-end text:name="ידע-טכנולוגי"/></text:h>
      <text:p text:style-name="First_20_paragraph"><text:span text:style-name="T1">שפות</text:span>:</text:p>
      <text:list text:style-name="L5">
        <text:list-item>
          <text:p text:style-name="P5">רמה מקצועית: Java (Spring Boot, Tomcat, JPA).</text:p>
        </text:list-item>
        <text:list-item>
          <text:p text:style-name="P5">שפות נוספות: PL/SQL, JavaScript/Node/Typescript, Python, Bash, Golang.</text:p>
        </text:list-item>
        <text:list-item>
          <text:p text:style-name="P5">ידע קודם: C/C++, C#.NET, Kotlin, PHP.</text:p>
        </text:list-item>
      </text:list>
      <text:p text:style-name="First_20_paragraph"><text:span text:style-name="T1">כלים</text:span>:</text:p>
      <text:list text:style-name="L6">
        <text:list-item>
          <text:p text:style-name="P6"><text:span text:style-name="T2">סביבות פיתוח</text:span>: Eclipse, IntelliJ IDEA, Visual Studio, Visual Studio Code</text:p>
        </text:list-item>
        <text:list-item>
          <text:p text:style-name="P6"><text:span text:style-name="T2">כלי פיתוח</text:span>: Git, Gradle, Maven, Ivy, Ant, Jenkins CI, Docker, Atlassian Bamboo, Red Hat Openshift</text:p>
        </text:list-item>
        <text:list-item>
          <text:p text:style-name="P6"><text:span text:style-name="T2">כלים אחרים</text:span>: תןכניות משרדיות (Microsoft Word, Excel, Outlook, Powerpoint, Visio, VBA Macros), MATLAB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<text:bookmark-start text:name="שפות"/>שפות<text:bookmark-end text:name="שפות"/></text:h>
      <text:p text:style-name="First_20_paragraph">עברית: שליטה מלאה<text:line-break/>אנגלית: שליטה מלאה (8.5/9 במבחן IELTS)<text:line-break/>צרפתית: שפת אם (TEF רמה C2)</text:p>
      <text:h text:style-name="Heading_20_2" text:outline-level="2"><text:bookmark-start text:name="ניהול-פרויקטים-במסגרת-הלימודים"/>ניהול פרויקטים (במסגרת הלימודים)<text:bookmark-end text:name="ניהול-פרויקטים-במסגרת-הלימודים"/></text:h>
      <text:list text:style-name="L7">
        <text:list-item>
          <text:p text:style-name="P7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ונמכר. ציון: <text:span text:style-name="T1">99/100</text:span>.</text:p>
        </text:list-item>
        <text:list-item>
          <text:p text:style-name="P7">פרויקט בהנדסת מערכות חלונות (C#.NET, WCF, WPF, ASP.NET). ציון: 100.</text:p>
        </text:list-item>
        <text:list-item>
          <text:p text:style-name="P7">פרויקט בארגון וניהול קבצים (strictly layered architecture, Managed C++, Windows Forms). ציון: 100.</text:p>
        </text:list-item>
        <text:list-item>
          <text:p text:style-name="P7">פרויקט בJava (MVC, JPA, Swing, Webservices, C# client, JSP). ציון: 100.</text:p>
        </text:list-item>
        <text:list-item>
          <text:p text:style-name="P7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Bold" style:font-pitch="variable"/>
    <style:font-face style:name="David1" svg:font-family="David" style:font-adornments="Regular" style:font-pitch="variable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CMU Serif" fo:font-family="'CMU Serif'" style:font-style-name="Roman" style:font-family-generic="roman" style:font-pitch="variable" fo:font-size="10pt" fo:font-weight="normal" style:font-name-complex="David1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1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David" fo:font-family="David" style:font-style-name="Bold" style:font-pitch="variable" fo:font-size="28pt" fo:font-weight="bold" style:font-size-asian="28pt" style:font-weight-asian="bold" style:font-name-complex="David" style:font-family-complex="David" style:font-style-name-complex="Bold" style:font-pitch-complex="variable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 style:font-name-complex="David1" style:font-family-complex="David" style:font-style-name-complex="Regular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  <dc:creator/>
    <meta:user-defined meta_name="dir" meta-value-type="string">rtl</meta:user-defined>
    <meta:user-defined meta_name="fontsize" meta-value-type="string">20pt</meta:user-defined>
  </office:meta>
</office:document-meta>
</file>